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redictions on Task Performanc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try to measure metacogni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ethod-Ma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ad-in of drawn distributions and .csv files</text:p>
              </text:list-item>
              <text:list-item>
                <text:p>Discretizing and normalizing distributions</text:p>
              </text:list-item>
              <text:list-item>
                <text:p>Calculating brier score and saving .csv fi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pen Questio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HX, GG EZ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0:17:53.889487075</meta:creation-date>
    <dc:date>2020-03-09T00:23:38.399007476</dc:date>
    <meta:editing-duration>PT5M46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